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7.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105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>
      <style:table-column-properties style:column-width="60.75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5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959(4)</text:p>
          </table:table-cell>
          <table:table-cell table:style-name="ACE-0" office:value-type="float" office:value="-74.879999999999995">
            <text:p>−74.88</text:p>
          </table:table-cell>
          <table:table-cell table:style-name="ACE-0" office:value-type="float" office:value="163.75">
            <text:p>163.75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612(2)</text:p>
          </table:table-cell>
          <table:table-cell table:style-name="ACE-0" office:value-type="float" office:value="-74.879999999999995">
            <text:p>−74.88</text:p>
          </table:table-cell>
          <table:table-cell table:style-name="ACE-0" office:value-type="float" office:value="163.75">
            <text:p>163.75</text:p>
          </table:table-cell>
          <table:table-cell table:style-name="ACE-0" office:value-type="float" office:value="6235">
            <text:p>623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7.5">
            <text:p>17.5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36631</text:p>
          </table:table-cell>
          <table:table-cell table:style-name="ACE-0" office:value-type="float" office:value="-74.900000000000006">
            <text:p>−74.9</text:p>
          </table:table-cell>
          <table:table-cell table:style-name="ACE-0" office:value-type="float" office:value="163.72999999999999">
            <text:p>163.73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615(2)</text:p>
          </table:table-cell>
          <table:table-cell table:style-name="ACE-0" office:value-type="float" office:value="-74.879999999999995">
            <text:p>−74.88</text:p>
          </table:table-cell>
          <table:table-cell table:style-name="ACE-0" office:value-type="float" office:value="163.75">
            <text:p>163.75</text:p>
          </table:table-cell>
          <table:table-cell table:style-name="ACE-0" office:value-type="float" office:value="6335">
            <text:p>633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8524</text:p>
          </table:table-cell>
          <table:table-cell table:style-name="ACE-0" office:value-type="float" office:value="-74.879999999999995">
            <text:p>−74.88</text:p>
          </table:table-cell>
          <table:table-cell table:style-name="ACE-0" office:value-type="float" office:value="163.75">
            <text:p>163.75</text:p>
          </table:table-cell>
          <table:table-cell table:style-name="ACE-0" office:value-type="float" office:value="6085">
            <text:p>608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 in-sit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713</text:p>
          </table:table-cell>
          <table:table-cell table:style-name="ACE-0" office:value-type="float" office:value="-74.879999999999995">
            <text:p>−74.88</text:p>
          </table:table-cell>
          <table:table-cell table:style-name="ACE-0" office:value-type="float" office:value="163.90000000000001">
            <text:p>163.9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 in-sit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6648</text:p>
          </table:table-cell>
          <table:table-cell table:style-name="ACE-0" office:value-type="float" office:value="-74.879999999999995">
            <text:p>−74.88</text:p>
          </table:table-cell>
          <table:table-cell table:style-name="ACE-0" office:value-type="float" office:value="163.90000000000001">
            <text:p>163.9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 in-sit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6649</text:p>
          </table:table-cell>
          <table:table-cell table:style-name="ACE-0" office:value-type="float" office:value="-74.879999999999995">
            <text:p>−74.88</text:p>
          </table:table-cell>
          <table:table-cell table:style-name="ACE-0" office:value-type="float" office:value="163.90000000000001">
            <text:p>163.9</text:p>
          </table:table-cell>
          <table:table-cell table:style-name="ACE-0" office:value-type="float" office:value="6570">
            <text:p>65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 in-sit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8531</text:p>
          </table:table-cell>
          <table:table-cell table:style-name="ACE-0" office:value-type="float" office:value="-74.900000000000006">
            <text:p>−74.9</text:p>
          </table:table-cell>
          <table:table-cell table:style-name="ACE-0" office:value-type="float" office:value="163.72999999999999">
            <text:p>163.73</text:p>
          </table:table-cell>
          <table:table-cell table:style-name="ACE-0" office:value-type="float" office:value="4817">
            <text:p>4817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Seal remain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24">
            <text:p>1424</text:p>
          </table:table-cell>
          <table:table-cell table:style-name="ACE-0" office:value-type="float" office:value="200">
            <text:p>2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9.5">
            <text:p>9.5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2242</text:p>
          </table:table-cell>
          <table:table-cell table:style-name="ACE-0" office:value-type="float" office:value="-74.879999999999995">
            <text:p>−74.88</text:p>
          </table:table-cell>
          <table:table-cell table:style-name="ACE-0" office:value-type="float" office:value="163.75">
            <text:p>163.75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Seal remain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24">
            <text:p>1424</text:p>
          </table:table-cell>
          <table:table-cell table:style-name="ACE-0" office:value-type="float" office:value="200">
            <text:p>2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8536</text:p>
          </table:table-cell>
          <table:table-cell table:style-name="ACE-0" office:value-type="float" office:value="-74.879999999999995">
            <text:p>−74.88</text:p>
          </table:table-cell>
          <table:table-cell table:style-name="ACE-0" office:value-type="float" office:value="163.75">
            <text:p>163.75</text:p>
          </table:table-cell>
          <table:table-cell table:style-name="ACE-0" office:value-type="float" office:value="6883">
            <text:p>6883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Seal remain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24">
            <text:p>1424</text:p>
          </table:table-cell>
          <table:table-cell table:style-name="ACE-0" office:value-type="float" office:value="200">
            <text:p>2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52677</text:p>
          </table:table-cell>
          <table:table-cell table:style-name="ACE-0" office:value-type="float" office:value="-74.900000000000006">
            <text:p>−74.9</text:p>
          </table:table-cell>
          <table:table-cell table:style-name="ACE-0" office:value-type="float" office:value="163.72999999999999">
            <text:p>163.73</text:p>
          </table:table-cell>
          <table:table-cell table:style-name="ACE-0" office:value-type="float" office:value="6923">
            <text:p>6923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rra_No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8518</text:p>
          </table:table-cell>
          <table:table-cell table:style-name="ACE-0" office:value-type="float" office:value="-74.900000000000006">
            <text:p>−74.9</text:p>
          </table:table-cell>
          <table:table-cell table:style-name="ACE-0" office:value-type="float" office:value="163.72999999999999">
            <text:p>163.73</text:p>
          </table:table-cell>
          <table:table-cell table:style-name="ACE-0" office:value-type="float" office:value="7365">
            <text:p>736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24">
            <text:p>1424</text:p>
          </table:table-cell>
          <table:table-cell table:style-name="ACE-0" office:value-type="float" office:value="200">
            <text:p>20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BriggsTarasov2013,BaroniHall2004</text:p>
          </table:table-cell>
          <table:table-cell table:number-columns-repeated="240" table:style-name="ACE-0"/>
        </table:table-row>
        <table:table-row table:style-name="AROW-1" table:number-rows-repeated="38">
          <table:table-cell table:number-columns-repeated="14" table:style-name="ACE-0"/>
          <table:table-cell table:style-name="ACE-4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4T07:22:3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